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1.143cm" fo:text-indent="0cm" style:auto-text-indent="false"/>
      <style:text-properties fo:font-size="9pt" officeooo:paragraph-rsid="001ba4a9" style:font-size-asian="9pt" style:font-size-complex="9pt"/>
    </style:style>
    <style:style style:name="P2" style:family="paragraph" style:parent-style-name="Standard">
      <style:paragraph-properties fo:margin-left="0cm" fo:margin-right="-1.143cm" fo:text-indent="0cm" style:auto-text-indent="false"/>
      <style:text-properties fo:font-size="10pt" fo:font-style="italic" fo:font-weight="bold" officeooo:paragraph-rsid="001ba4a9" style:font-size-asian="10pt" style:font-style-asian="italic" style:font-weight-asian="bold" style:font-size-complex="10pt"/>
    </style:style>
    <style:style style:name="P3" style:family="paragraph" style:parent-style-name="Standard">
      <style:paragraph-properties fo:margin-left="0cm" fo:margin-right="-1.143cm" fo:text-indent="0cm" style:auto-text-indent="false"/>
      <style:text-properties officeooo:paragraph-rsid="001ba4a9"/>
    </style:style>
    <style:style style:name="P4" style:family="paragraph" style:parent-style-name="Standard" style:master-page-name="Standard">
      <style:paragraph-properties fo:text-align="center" style:justify-single-word="false" style:page-number="auto"/>
      <style:text-properties style:text-underline-style="solid" style:text-underline-width="auto" style:text-underline-color="font-color" fo:font-weight="bold" officeooo:paragraph-rsid="001ba4a9" style:font-weight-asian="bold"/>
    </style:style>
    <style:style style:name="P5" style:family="paragraph" style:parent-style-name="Standard">
      <style:paragraph-properties fo:margin-left="-0.953cm" fo:margin-right="-1.143cm" fo:text-align="justify" style:justify-single-word="false" fo:text-indent="-0.318cm" style:auto-text-indent="false">
        <style:tab-stops>
          <style:tab-stop style:position="-0.953cm"/>
        </style:tab-stops>
      </style:paragraph-properties>
      <style:text-properties fo:font-size="10pt" officeooo:paragraph-rsid="001ba4a9" style:font-size-asian="10pt" style:font-size-complex="10pt"/>
    </style:style>
    <style:style style:name="P6" style:family="paragraph" style:parent-style-name="Standard">
      <style:paragraph-properties fo:margin-left="-0.953cm" fo:margin-right="-1.143cm" fo:text-align="justify" style:justify-single-word="false" fo:text-indent="-0.318cm" style:auto-text-indent="false">
        <style:tab-stops>
          <style:tab-stop style:position="-0.953cm"/>
        </style:tab-stops>
      </style:paragraph-properties>
      <style:text-properties fo:font-size="10pt" officeooo:paragraph-rsid="001ba4a9" style:font-size-asian="10pt" style:font-size-complex="10pt"/>
    </style:style>
    <style:style style:name="P7" style:family="paragraph" style:parent-style-name="Standard">
      <style:paragraph-properties fo:margin-left="-1.229cm" fo:margin-right="-1.143cm" fo:text-align="center" style:justify-single-word="false" fo:text-indent="-0.041cm" style:auto-text-indent="false"/>
      <style:text-properties fo:font-size="10pt" style:text-underline-style="solid" style:text-underline-width="auto" style:text-underline-color="font-color" fo:font-weight="bold" officeooo:paragraph-rsid="001ba4a9" style:font-size-asian="10pt" style:font-weight-asian="bold" style:font-size-complex="10pt"/>
    </style:style>
    <style:style style:name="P8" style:family="paragraph" style:parent-style-name="Standard">
      <style:paragraph-properties fo:margin-left="-1.229cm" fo:margin-right="-1.143cm" fo:text-indent="-0.041cm" style:auto-text-indent="false"/>
      <style:text-properties fo:font-size="10pt" officeooo:paragraph-rsid="001ba4a9" style:font-size-asian="10pt" style:font-size-complex="10pt"/>
    </style:style>
    <style:style style:name="P9" style:family="paragraph" style:parent-style-name="Standard">
      <style:paragraph-properties fo:margin-left="-1.27cm" fo:margin-right="-1.143cm" fo:text-align="justify" style:justify-single-word="false" fo:text-indent="0cm" style:auto-text-indent="false" fo:padding-left="0.141cm" fo:padding-right="0.141cm" fo:padding-top="0.035cm" fo:padding-bottom="0.035cm" fo:border="0.51pt solid #000000">
        <style:tab-stops>
          <style:tab-stop style:position="-1.27cm"/>
          <style:tab-stop style:position="-0.635cm"/>
        </style:tab-stops>
      </style:paragraph-properties>
      <style:text-properties officeooo:paragraph-rsid="001ba4a9"/>
    </style:style>
    <style:style style:name="P10" style:family="paragraph" style:parent-style-name="Standard">
      <loext:graphic-properties draw:fill="none"/>
      <style:paragraph-properties fo:margin-left="0cm" fo:margin-right="-0.6cm" fo:text-align="start" style:justify-single-word="false" fo:text-indent="0cm" style:auto-text-indent="false" fo:background-color="transparent"/>
      <style:text-properties style:font-name="Liberation Serif" fo:font-size="9pt" officeooo:paragraph-rsid="001ba4a9" style:font-size-asian="9pt" style:font-size-complex="9pt"/>
    </style:style>
    <style:style style:name="P11" style:family="paragraph" style:parent-style-name="Standard">
      <loext:graphic-properties draw:fill="none"/>
      <style:paragraph-properties fo:margin-left="0cm" fo:margin-right="-1.461cm" fo:text-align="justify" style:justify-single-word="false" fo:text-indent="0cm" style:auto-text-indent="false" fo:background-color="transparent" fo:padding-left="0.141cm" fo:padding-right="0.141cm" fo:padding-top="0.035cm" fo:padding-bottom="0.035cm" fo:border="0.51pt solid #000000"/>
      <style:text-properties style:font-name="Liberation Serif" fo:font-size="9pt" officeooo:paragraph-rsid="001ba4a9" style:font-size-asian="9pt" style:font-size-complex="9pt"/>
    </style:style>
    <style:style style:name="T1" style:family="text">
      <style:text-properties fo:font-size="10pt" fo:font-style="italic" fo:font-weight="bold" style:font-size-asian="10pt" style:font-style-asian="italic" style:font-weight-asian="bold" style:font-size-complex="10pt"/>
    </style:style>
    <style:style style:name="T2" style:family="text">
      <style:text-properties fo:font-size="10pt" style:font-size-asian="10pt" style:font-size-complex="10pt"/>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style>
    <style:style style:name="T5" style:family="text">
      <style:text-properties fo:font-style="italic" fo:font-weight="bold" style:font-style-asian="italic" style:font-weight-asian="bold"/>
    </style:style>
    <style:style style:name="T6" style:family="text">
      <style:text-properties fo:font-size="9pt" style:font-size-asian="9pt" style:font-size-complex="9pt"/>
    </style:style>
    <style:style style:name="T7" style:family="text">
      <style:text-properties officeooo:rsid="00022b43"/>
    </style:style>
    <style:style style:name="T8" style:family="text">
      <style:text-properties officeooo:rsid="001bcc60"/>
    </style:style>
    <style:style style:name="T9" style:family="text">
      <style:text-properties fo:color="#4c4c4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Jemanden Informieren</text:p>
      <text:p text:style-name="P3"><text:span text:style-name="T1">Situationsvorgabe:</text:span><text:span text:style-name="T2"> Regenwetter seit mehreren Tagen – der Sportnachmittag muss verschoben werden; mehrere Schulen sind betroffen. Um alle Teilnehmer und Zuseher zu verständigen, werden verschiedene Medien eingesetzt! </text:span><text:span text:style-name="T1">Stelle fest, welche!</text:span></text:p>
      <text:p text:style-name="P2"/>
      <text:p text:style-name="P1">A: An alle Schüler! <text:line-break/>Das Schlechtwetter hat die Sportanlagen in unbrauchbaren Zustand versetzt. Daher muss der für morgen geplante Sportnachmittag auf Freitag nächste Woche verschoben werden. Ich wiederhole. Wegen des anhaltenden Schlechtwetters wird der Sportnachmittag von morgen auf Freitag nächste Woche verschoben!</text:p>
      <text:p text:style-name="P1"/>
      <text:p text:style-name="P1">B: Verschiebung des Sportnachmittags! <text:line-break/>Wegen des schlechten Wetters muss der Sportnachmittag auf Freitag, den 2. Juni verschoben werden.</text:p>
      <text:p text:style-name="P1"/>
      <text:p text:style-name="P1">C: Schulwettkämpfe verschoben</text:p>
      <text:p text:style-name="P1">Wie uns die Schulbehörde mitteilt, findet der Sportnachmittag der Hauptschulen unseres Bezirkes erst nächste Woche, nämlich am Freitag, dem 2. Juni, statt. Das anhaltende Schlechtwetter macht diese Verschiebung notwendig, weil die Außenanlagen der Pesta­lozzi-Schule <text:s/>derzeit nicht bespielbar sind. <text:s/></text:p>
      <text:p text:style-name="P1"/>
      <text:p text:style-name="P1">D: Grüß dich, Thomas, hier Hans! </text:p>
      <text:p text:style-name="P1">Ich möchte dir nur sagen, dass unser Sportnachmittag nicht morgen, sondern erst am Freitag in einer Woche stattfindet, weil das Wetter so schlecht ist. </text:p>
      <text:p text:style-name="P1"/>
      <text:p text:style-name="P1">E: sportnachmittag wegen regen erst nächsten Freitag – klaus</text:p>
      <text:p text:style-name="P1"/>
      <text:p text:style-name="P1">F: Hallo Klaus!</text:p>
      <text:p text:style-name="P1">Du kannst doch an unserem Sportnachmittag teilnehmen, wenn du bis nächste Woche wieder gesund bist. Er wurde wegen dem schlechten Wetter nämlich auf Freitag in einer Woche verschoben. Gute Besserung. Hans</text:p>
      <text:p text:style-name="P1"/>
      <text:p text:style-name="P1"/>
      <text:p text:style-name="P1"/>
      <text:p text:style-name="P1"/>
      <text:p text:style-name="P7">Unterschiedliche Färbung eines Berichts aufgrund unterschiedlicher Adressaten und Medien</text:p>
      <text:p text:style-name="P8">Verfasse zum Vorfall, der im folgenden Text beschrieben wird, gefärbte Berichte für verschiedene Medien und unterschiedliche Adressaten: <text:line-break/>a) Bitte die Rettung zu rufen <text:s/>- Wohnungsnachbarin, Gespräch (max. 50 Worte)<text:line-break/>b) Information der Eltern – <text:s/>E-Mail (rund 100 Worte)<text:line-break/>c) Entschuldigung, weil Treffen am Nachmittag nicht möglich – Freundin, sms (max. 30 Worte) <text:line-break/>d) Unfallbericht <text:s/>- Brief an Versicherung (rund 100 Worte)<text:line-break/>e) Information, Bitte um Rückruf, soll ins Krankenhaus nachkommen – Anrufbeantworter, <text:s/>ältere Schwester (max. 50 Worte)</text:p>
      <text:p text:style-name="P9"><text:span text:style-name="T6">„Verflucht, Oma ist da unten über die letzte Stufe im Stiegenhaus gefallen; die hat sich sicher etwas gebrochen – hoffentlich nicht den Oberschenkelhals! Jetzt muss ich sofort Dr. Gruber rufen – ach nein, der hat ja heute gar keine Ordination; also die Rettung, oder doch den Notarzt? Am Sonntag um 8 Uhr morgens – na da bleibt wohl nur die Rettung. Oh Gott, sie hat erbrochen. Ich werde dann wohl <text:s/>das Stiegenhaus putzen müssen, igitt! Ach ja – und kochen muss ich wohl heute auch, wenn Oma nicht kann, sonst bekommen wir ja gar kein Mittagessen. Hoffentlich finde ich die Telefonnummer vom Hotel, in dem Papa und Mama während dem Seminar wohnen. Puh, Papa wird maulen, dass ich sie alleine die Stiegen runter gehen habe lassen anstatt sie wie sonst immer zu stützen. Mein Gott, jammert die laut; warum hat das bisher noch gar kein Nachbar gehört? Das rechte Bein kann sie gar nicht bewegen, es tut so weh in der Hüfte, sagt sie, und der Knöchel ist schon ganz dick geschwollen. Schaut nach einer ordentlichen Verstauchung aus, so blutunterlaufen wie der ist. Da liegt ja eine Bananenschale! Ist sie darauf etwa ausgerutscht, dann über die Stufe gestolpert und hat sich danach beim Sturz was gebrochen? <text:s/>……</text:span></text:p>
      <text:p text:style-name="P5"/>
      <text:p text:style-name="P5"/>
      <text:p text:style-name="P5"/>
      <text:p text:style-name="P10">Verfasse zum Vorfall, der im folgenden Text beschrieben wird, <text:s/><text:span text:style-name="T3">Berichte für verschiedene Medien</text:span> und unter<text:span text:style-name="T7">­</text:span>schied<text:span text:style-name="T7">­</text:span>liche<text:span text:style-name="T8"> Empfänger</text:span>; <text:span text:style-name="T8"><text:s text:c="3"/></text:span>falls nötig, sind Informationen zu erfinden: <text:line-break/>­ <text:s text:c="5"/>a) Bitte, den Hund samt Jugendlichen zum Tierarzt zu fahren <text:s/>- Waldarbeiter mit Traktor – Ge­spräch (max. 40 <text:s/>W.)<text:line-break/> <text:s text:c="5"/>b) Verständigung des Tierarztes über Eintreffen in der Praxis in 10 min. – <text:s/>Anrufbeant­­wor­ter (rund 50 Worte)<text:line-break/> <text:s text:c="5"/>c) Information über Vorfall nach Operation des Hundes – Mutter, sms (max. 30 Worte) <text:line-break/> <text:s text:c="5"/>d) ausführlicher Bericht <text:s text:c="2"/>- E-Mail – Bruder <text:s/>= eigentl. Hundebesitzer, zum Studium in Wien <text:s/>(rund 160 Worte)<text:line-break/> <text:s text:c="5"/>e) Zeitungsnachricht – Regionalzeitung zb. NÖN (max. 50 Worte)</text:p>
      <text:p text:style-name="P11"><text:span text:style-name="T9">„Na komm schon, Rollo, mach endlich dein Häuferl. Sind ja genug Bäume da. Ich muss heute schließlich noch für den Geo-Test lernen, sonst … aha, jetzt wird es endlich was. Bin ich froh, dass wir nicht in der Stadt wohnen, sonst müsste ich das stinkende Etwas wegputzen! So, gehen wir heim. Puh, jetzt hast du es aber eilig! Du Riesenköter hattest heute wohl noch nicht genug Auslauf, oder? Nanu, wonach schnüffelst du denn da? Riecht wohl ziemlich toll, dass du so aufgeregt mit dem Schweif wedelst und wie wild an der Leine zerrst. Halt, lauf nicht so schnell. … Ups, jetzt bin ich gestolpert. Oje, ich hab die Leine ausgelassen. Halt, Rollo, bleib stehen! Nein, nicht in den Wald hinein … und belle nicht so laut! Oh, was ist denn das? Hat dieser Draufgänger wieder einmal ein Reh aufgestöbert! … Halt, Rollo, komm zurück! Rolloooooo! (Das Bellen entfernt sich, plötzlich ein Schuss) Nein! Rollo?! Oh meine Gott. Wenn dich jetzt ein Jäger erschossen hat, weil du wieder wildern musstest, dann ist mir mein Bruder ewig böse! ….. Oh, da hinten bewegt sich etwas – Rollo! Du lebst! Komm her, mein lie… - herje, er hinkt ja ganz fürchterlich. Armer Kerl. Und da ist Blut. Er ist wohl angeschossen! Ich muss sofort zu Dr. Katzian mit ihm. <text:s/>Hoffentlich kann er ihn noch rett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na Pregartner</meta:initial-creator>
    <meta:creation-date>2021-02-11T07:34:31.758547361</meta:creation-date>
    <dc:date>2021-02-11T07:37:50.074750138</dc:date>
    <dc:creator>Anna Pregartner</dc:creator>
    <meta:editing-duration>PT3M18S</meta:editing-duration>
    <meta:editing-cycles>1</meta:editing-cycles>
    <meta:document-statistic meta:table-count="0" meta:image-count="0" meta:object-count="0" meta:page-count="1" meta:paragraph-count="16" meta:word-count="805" meta:character-count="5303" meta:non-whitespace-character-count="4442"/>
    <meta:generator>LibreOffice/5.1.6.2$Linux_X86_64 LibreOffice_project/10m0$Build-2</meta:generator>
  </office:meta>
</office:document-meta>
</file>